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Save.setMaterials( List mater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Save.getMater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Save.getUni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9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itSave.setUnitInfo( SaveUnitInfo uni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sult.Servic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